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d64" officeooo:paragraph-rsid="0013dd64"/>
    </style:style>
    <style:style style:name="T1" style:family="text">
      <style:text-properties officeooo:rsid="0014df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fccccc<text:span text:style-name="T1">fgsfsf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00:20:29.826000000</dc:date>
    <meta:editing-duration>PT10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" meta:word-count="1" meta:character-count="14" meta:non-whitespace-character-count="14"/>
  </office:meta>
</office:document-meta>
</file>